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0122" officeooo:paragraph-rsid="00080122"/>
    </style:style>
    <style:style style:name="P2" style:family="paragraph" style:parent-style-name="Standard">
      <style:text-properties officeooo:paragraph-rsid="00080122"/>
    </style:style>
    <style:style style:name="P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4" style:family="paragraph" style:parent-style-name="Text_20_body" style:list-style-name="L1">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5" style:family="paragraph" style:parent-style-name="Text_20_body">
      <style:paragraph-properties fo:margin-top="0cm" fo:margin-bottom="0cm" loext:contextual-spacing="false" fo:line-height="120%" style:writing-mode="lr-tb"/>
    </style:style>
    <style:style style:name="P6" style:family="paragraph" style:parent-style-name="Text_20_body">
      <style:paragraph-properties fo:margin-top="0cm" fo:margin-bottom="0cm" loext:contextual-spacing="false" fo:line-height="120%" style:writing-mode="lr-tb"/>
      <style:text-properties officeooo:paragraph-rsid="00080122"/>
    </style:style>
    <style:style style:name="P7" style:family="paragraph" style:parent-style-name="Text_20_body">
      <style:paragraph-properties fo:margin-top="0cm" fo:margin-bottom="0cm" loext:contextual-spacing="false" fo:line-height="120%" style:writing-mode="lr-tb"/>
      <style:text-properties officeooo:rsid="00080122" officeooo:paragraph-rsid="00080122"/>
    </style:style>
    <style:style style:name="P8" style:family="paragraph" style:parent-style-name="Text_20_body">
      <style:paragraph-properties fo:margin-top="0cm" fo:margin-bottom="0cm" loext:contextual-spacing="false" fo:line-height="120%" style:writing-mode="lr-tb"/>
      <style:text-properties officeooo:rsid="00098276" officeooo:paragraph-rsid="00098276"/>
    </style:style>
    <style:style style:name="P9" style:family="paragraph" style:parent-style-name="Text_20_body">
      <style:paragraph-properties fo:margin-left="1.27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0" style:family="paragraph" style:parent-style-name="Text_20_body">
      <style:paragraph-properties fo:margin-left="1.27cm" fo:margin-right="0cm" fo:margin-top="0cm" fo:margin-bottom="0cm" loext:contextual-spacing="false" fo:line-height="120%" fo:text-indent="0cm" style:auto-text-indent="false" style:writing-mode="lr-tb"/>
    </style:style>
    <style:style style:name="T1" style:family="text">
      <style:text-properties officeooo:rsid="00080122"/>
    </style:style>
    <style:style style:name="T2" style:family="text">
      <style:text-properties style:font-name="Arial" fo:font-size="10pt" fo:font-style="normal" fo:font-weight="normal"/>
    </style:style>
    <style:style style:name="T3"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0pt" fo:font-style="normal" style:text-underline-style="none" fo:font-weight="normal" officeooo:rsid="00080122"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7"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jo practico 6. Poo. </text:p>
      <text:p text:style-name="P1"/>
      <text:p text:style-name="P2"><text:span text:style-name="T1">1. </text:span><text:bookmark text:name="docs-internal-guid-acd74918-7fff-8cf0-8353-406e1d44fe1b"/><text:span text:style-name="T3">Una empresa lo contrata para programar un framework que permite escribir html con objetos de c++, el html que vamos a utilizar no contendrá todos los elementos del estándar. Dicho html está formado por los siguientes tags :</text:span></text:p>
      <text:list xml:id="list3536545460" text:style-name="L1">
        <text:list-item>
          <text:p text:style-name="P4">Tag body : contiene uno o más tags pero no puede contener otro body</text:p>
        </text:list-item>
        <text:list-item>
          <text:p text:style-name="P4">Tag p: contiene texto</text:p>
        </text:list-item>
        <text:list-item>
          <text:p text:style-name="P4">Tag img: contiene el nombre de una imagen.</text:p>
        </text:list-item>
        <text:list-item>
          <text:p text:style-name="P4">Tag a: contiene un link y un texto.</text:p>
        </text:list-item>
      </text:list>
      <text:p text:style-name="Text_20_body"/>
      <text:p text:style-name="P3">Por ejemplo, una página formada por estos tags pueden ser :</text:p>
      <text:p text:style-name="P5"><text:span text:style-name="T3"/></text:p>
      <text:p text:style-name="P5"><text:span text:style-name="T3">&lt;body&gt;</text:span></text:p>
      <text:p text:style-name="P9"> <text:span text:style-name="T2">&lt;p&gt; Este es el examen de poo &lt;/p&gt;</text:span></text:p>
      <text:p text:style-name="P9"> <text:span text:style-name="T2">&lt;img href=”nombreDeUnaImg.jpg” /&gt;</text:span></text:p>
      <text:p text:style-name="P9"> <text:span text:style-name="T2">&lt;p&gt; Espero que hayas estudiado &lt;/p&gt;</text:span></text:p>
      <text:p text:style-name="P10"><text:span text:style-name="T5"> </text:span><text:span text:style-name="T3">&lt;a href=”</text:span><text:a xlink:type="simple" xlink:href="http://unlink.html/" text:style-name="Internet_20_link" text:visited-style-name="Visited_20_Internet_20_Link"><text:span text:style-name="T7">http://unlink.html</text:span></text:a><text:span text:style-name="T6">”</text:span><text:span text:style-name="T3">&gt;texto del link &lt;/a&gt;</text:span></text:p>
      <text:p text:style-name="P6"><text:span text:style-name="T3">&lt;/body&gt;</text:span></text:p>
      <text:p text:style-name="P6"><text:span text:style-name="T3"/></text:p>
      <text:p text:style-name="P6"><text:span text:style-name="T3">Realice el modelado de las clases que permitan resolver el problema. Sobreescriba el operador &lt;&lt; en los objetos que crea convenientes para poder imprimir el html </text:span><text:span text:style-name="T4">por pantalla</text:span><text:span text:style-name="T3">.</text:span></text:p>
      <text:p text:style-name="P6"><text:span text:style-name="T3"/></text:p>
      <text:p text:style-name="P7"><text:span text:style-name="T3">2.Diseñe y programe una clase que represente un vector dinámico de enteros. Esta clase debe</text:span></text:p>
      <text:p text:style-name="P7"><text:span text:style-name="T3">permitir:</text:span></text:p>
      <text:p text:style-name="P7"><text:span text:style-name="T3">- Imprimir todos los enteros usando el operador &lt;&lt;</text:span></text:p>
      <text:p text:style-name="P7"><text:span text:style-name="T3">- Concatenar 2 vectores dinámicos de enteros con el operador +</text:span></text:p>
      <text:p text:style-name="P7"><text:span text:style-name="T3">- Eliminar los enteros que se encuentren en un vector dinámico con el operador -</text:span></text:p>
      <text:p text:style-name="P7"><text:span text:style-name="T3">- Comparar vectores de enteros con &lt;, &gt; y ==, esto comparara su promedio.</text:span></text:p>
      <text:p text:style-name="P7"><text:span text:style-name="T3"/></text:p>
      <text:p text:style-name="P8"><text:span text:style-name="T3">3.Es contratado para desarrollar un Juego. Dicho juego consiste en que el usuario debe calcular el valor faltante en una secuencia. Si el jugador contesta correctamente gana un punto, de lo contrario resta un punto. </text:span></text:p>
      <text:p text:style-name="P8"><text:span text:style-name="T3">Es decir al usuario se le presenta una secuencia de 4 números, de los cuales falta el tercero. El jugador debe completar el valor que falta en secuencia. Diseñe este juego de tal manera que se puedan agregar muchos tipos de secuencias (pares, impares, fiboncci, multiplos de 5, etc) de forma fácil.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23:07:47.495062531</meta:creation-date>
    <dc:date>2019-05-12T23:41:25.167446982</dc:date>
    <meta:editing-duration>PT23M27S</meta:editing-duration>
    <meta:editing-cycles>1</meta:editing-cycles>
    <meta:document-statistic meta:table-count="0" meta:image-count="0" meta:object-count="0" meta:page-count="1" meta:paragraph-count="22" meta:word-count="296" meta:character-count="1700" meta:non-whitespace-character-count="1423"/>
    <meta:generator>LibreOffice/6.1.5.2$Linux_X86_64 LibreOffice_project/10$Build-2</meta:generator>
  </office:meta>
</office:document-meta>
</file>